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158466"/>
    </style:style>
    <style:style style:name="ce13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cccccc"/>
    </style:style>
    <style:style style:name="ce15" style:family="table-cell" style:parent-style-name="Default" style:data-style-name="N81">
      <style:text-properties style:font-name="Liberation Sans1"/>
    </style:style>
    <style:style style:name="ce16" style:family="table-cell" style:parent-style-name="Default" style:data-style-name="N81"/>
    <style:style style:name="ce17" style:family="table-cell" style:parent-style-name="Default" style:data-style-name="N0"/>
    <style:style style:name="ce18" style:family="table-cell" style:parent-style-name="Default" style:data-style-name="N118"/>
    <style:style style:name="ce28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.726cm" svg:y="11.115cm">
            <draw:object draw:notify-on-update-of-ranges="Hoja1.B2:Hoja1.H2 Hoja1.A5:Hoja1.A5 Hoja1.B5:Hoja1.H5 Hoja1.A13:Hoja1.A13 Hoja1.B13:Hoja1.H13 Hoja1.A9:Hoja1.A9 Hoja1.B9:Hoja1.H9 Hoja1.A12:Hoja1.A12 Hoja1.B12:Hoja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15" office:value-type="string" calcext:value-type="string">
            <text:p>ε</text:p>
          </table:table-cell>
          <table:table-cell table:style-name="ce18" office:value-type="float" office:value="0.0625" calcext:value-type="float">
            <text:p><text:s text:c="2"/>1/16</text:p>
          </table:table-cell>
          <table:table-cell table:style-name="ce28" office:value-type="string" calcext:value-type="string">
            <text:p>⅛</text:p>
          </table:table-cell>
          <table:table-cell table:style-name="ce28" office:value-type="string" calcext:value-type="string">
            <text:p>¼</text:p>
          </table:table-cell>
          <table:table-cell table:style-name="ce28" office:value-type="string" calcext:value-type="string">
            <text:p>⅜</text:p>
          </table:table-cell>
          <table:table-cell table:style-name="ce28" office:value-type="string" calcext:value-type="string">
            <text:p>7/16</text:p>
          </table:table-cell>
          <table:table-cell table:style-name="ce28" office:value-type="string" calcext:value-type="string">
            <text:p>½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style-name="ce16" office:value-type="float" office:value="0.00001" calcext:value-type="float">
            <text:p>1.00E-05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28" table:formula="of:=1/8" office:value-type="float" office:value="0.125" calcext:value-type="float">
            <text:p>0.125000</text:p>
          </table:table-cell>
          <table:table-cell table:style-name="ce28" table:formula="of:=1/4" office:value-type="float" office:value="0.25" calcext:value-type="float">
            <text:p>0.250000</text:p>
          </table:table-cell>
          <table:table-cell table:style-name="ce28" table:formula="of:=3/8" office:value-type="float" office:value="0.375" calcext:value-type="float">
            <text:p>0.375000</text:p>
          </table:table-cell>
          <table:table-cell table:style-name="ce28" table:formula="of:=7/16" office:value-type="float" office:value="0.4375" calcext:value-type="float">
            <text:p>0.437500</text:p>
          </table:table-cell>
          <table:table-cell table:style-name="ce28" table:formula="of:=1/2" office:value-type="float" office:value="0.5" calcext:value-type="float">
            <text:p>0.500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QRT([.B4])" office:value-type="float" office:value="0.04931129983572" calcext:value-type="float">
            <text:p>0.04931129983572</text:p>
          </table:table-cell>
          <table:table-cell table:formula="of:=SQRT([.C4])" office:value-type="float" office:value="0.042549608317793" calcext:value-type="float">
            <text:p>0.042549608317793</text:p>
          </table:table-cell>
          <table:table-cell table:formula="of:=SQRT([.D4])" office:value-type="float" office:value="0.0394659535759371" calcext:value-type="float">
            <text:p>0.0394659535759371</text:p>
          </table:table-cell>
          <table:table-cell table:formula="of:=SQRT([.E4])" office:value-type="float" office:value="0.0502552959045405" calcext:value-type="float">
            <text:p>0.0502552959045405</text:p>
          </table:table-cell>
          <table:table-cell table:formula="of:=SQRT([.F4])" office:value-type="float" office:value="0.0511466337116993" calcext:value-type="float">
            <text:p>0.0511466337116993</text:p>
          </table:table-cell>
          <table:table-cell table:formula="of:=SQRT([.G4])" office:value-type="float" office:value="0.0531179683103539" calcext:value-type="float">
            <text:p>0.0531179683103539</text:p>
          </table:table-cell>
          <table:table-cell table:formula="of:=SQRT([.H4])" office:value-type="float" office:value="0.0537712130895315" calcext:value-type="float">
            <text:p>0.0537712130895315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formula="of:=VAR([.B14:.B63])" office:value-type="float" office:value="0.00243160429148828" calcext:value-type="float">
            <text:p>0.00243160429148828</text:p>
          </table:table-cell>
          <table:table-cell table:formula="of:=VAR([.C14:.C63])" office:value-type="float" office:value="0.0018104691679976" calcext:value-type="float">
            <text:p>0.0018104691679976</text:p>
          </table:table-cell>
          <table:table-cell table:formula="of:=VAR([.D14:.D63])" office:value-type="float" office:value="0.00155756149165802" calcext:value-type="float">
            <text:p>0.00155756149165802</text:p>
          </table:table-cell>
          <table:table-cell table:formula="of:=VAR([.E14:.E63])" office:value-type="float" office:value="0.00252559476645292" calcext:value-type="float">
            <text:p>0.00252559476645292</text:p>
          </table:table-cell>
          <table:table-cell table:formula="of:=VAR([.F14:.F63])" office:value-type="float" office:value="0.00261597814003873" calcext:value-type="float">
            <text:p>0.00261597814003873</text:p>
          </table:table-cell>
          <table:table-cell table:formula="of:=VAR([.G14:.G63])" office:value-type="float" office:value="0.00282151855741976" calcext:value-type="float">
            <text:p>0.00282151855741976</text:p>
          </table:table-cell>
          <table:table-cell table:formula="of:=VAR([.H14:.H63])" office:value-type="float" office:value="0.00289134335711981" calcext:value-type="float">
            <text:p>0.00289134335711981</text:p>
          </table:table-cell>
        </table:table-row>
        <table:table-row table:style-name="ro1">
          <table:table-cell table:style-name="ce10" office:value-type="string" calcext:value-type="string">
            <text:p>MEAN</text:p>
          </table:table-cell>
          <table:table-cell table:style-name="ce10" table:formula="of:=AVERAGE([.B14:.B63])" office:value-type="float" office:value="0.508147483235889" calcext:value-type="float">
            <text:p>0.508147483235889</text:p>
          </table:table-cell>
          <table:table-cell table:style-name="ce10" table:formula="of:=AVERAGE([.C14:.C63])" office:value-type="float" office:value="0.485427222658129" calcext:value-type="float">
            <text:p>0.485427222658129</text:p>
          </table:table-cell>
          <table:table-cell table:style-name="ce10" table:formula="of:=AVERAGE([.D14:.D63])" office:value-type="float" office:value="0.440634569750169" calcext:value-type="float">
            <text:p>0.440634569750169</text:p>
          </table:table-cell>
          <table:table-cell table:style-name="ce10" table:formula="of:=AVERAGE([.E14:.E63])" office:value-type="float" office:value="0.369604362507456" calcext:value-type="float">
            <text:p>0.369604362507456</text:p>
          </table:table-cell>
          <table:table-cell table:style-name="ce10" table:formula="of:=AVERAGE([.F14:.F63])" office:value-type="float" office:value="0.304782088768911" calcext:value-type="float">
            <text:p>0.304782088768911</text:p>
          </table:table-cell>
          <table:table-cell table:style-name="ce10" table:formula="of:=AVERAGE([.G14:.G63])" office:value-type="float" office:value="0.290488272854744" calcext:value-type="float">
            <text:p>0.290488272854744</text:p>
          </table:table-cell>
          <table:table-cell table:style-name="ce10" table:formula="of:=AVERAGE([.H14:.H63])" office:value-type="float" office:value="0.282750840676336" calcext:value-type="float">
            <text:p>0.282750840676336</text:p>
          </table:table-cell>
        </table:table-row>
        <table:table-row table:style-name="ro1">
          <table:table-cell table:style-name="ce11" office:value-type="string" calcext:value-type="string">
            <text:p>MEDIAN</text:p>
          </table:table-cell>
          <table:table-cell table:style-name="ce11" table:formula="of:=MEDIAN([.B14:.B63])" office:value-type="float" office:value="0.509422246440428" calcext:value-type="float">
            <text:p>0.509422246440428</text:p>
          </table:table-cell>
          <table:table-cell table:style-name="ce11" table:formula="of:=MEDIAN([.C14:.C63])" office:value-type="float" office:value="0.486699339163226" calcext:value-type="float">
            <text:p>0.486699339163226</text:p>
          </table:table-cell>
          <table:table-cell table:style-name="ce11" table:formula="of:=MEDIAN([.D14:.D63])" office:value-type="float" office:value="0.442862419271147" calcext:value-type="float">
            <text:p>0.442862419271147</text:p>
          </table:table-cell>
          <table:table-cell table:style-name="ce11" table:formula="of:=MEDIAN([.E14:.E63])" office:value-type="float" office:value="0.372207003416763" calcext:value-type="float">
            <text:p>0.372207003416763</text:p>
          </table:table-cell>
          <table:table-cell table:style-name="ce11" table:formula="of:=MEDIAN([.F14:.F63])" office:value-type="float" office:value="0.300503984873009" calcext:value-type="float">
            <text:p>0.300503984873009</text:p>
          </table:table-cell>
          <table:table-cell table:style-name="ce11" table:formula="of:=MEDIAN([.G14:.G63])" office:value-type="float" office:value="0.288064146861473" calcext:value-type="float">
            <text:p>0.288064146861473</text:p>
          </table:table-cell>
          <table:table-cell table:style-name="ce11" table:formula="of:=MEDIAN([.H14:.H63])" office:value-type="float" office:value="0.27923126575705" calcext:value-type="float">
            <text:p>0.2792312657570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14:.B63])" office:value-type="float" office:value="0.636219373101019" calcext:value-type="float">
            <text:p>0.636219373101019</text:p>
          </table:table-cell>
          <table:table-cell table:formula="of:=MAX([.C14:.C63])" office:value-type="float" office:value="0.561096486920524" calcext:value-type="float">
            <text:p>0.561096486920524</text:p>
          </table:table-cell>
          <table:table-cell table:formula="of:=MAX([.D14:.D63])" office:value-type="float" office:value="0.536432503328064" calcext:value-type="float">
            <text:p>0.536432503328064</text:p>
          </table:table-cell>
          <table:table-cell table:formula="of:=MAX([.E14:.E63])" office:value-type="float" office:value="0.494431" calcext:value-type="float">
            <text:p>0.494431</text:p>
          </table:table-cell>
          <table:table-cell table:formula="of:=MAX([.F14:.F63])" office:value-type="float" office:value="0.433979901307162" calcext:value-type="float">
            <text:p>0.433979901307162</text:p>
          </table:table-cell>
          <table:table-cell table:formula="of:=MAX([.G14:.G63])" office:value-type="float" office:value="0.453233895922982" calcext:value-type="float">
            <text:p>0.453233895922982</text:p>
          </table:table-cell>
          <table:table-cell table:formula="of:=MAX([.H14:.H63])" office:value-type="float" office:value="0.410720971486202" calcext:value-type="float">
            <text:p>0.410720971486202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B14:.B63])" office:value-type="float" office:value="0.396848228694684" calcext:value-type="float">
            <text:p>0.396848228694684</text:p>
          </table:table-cell>
          <table:table-cell table:formula="of:=MIN([.C14:.C63])" office:value-type="float" office:value="0.375060969037526" calcext:value-type="float">
            <text:p>0.375060969037526</text:p>
          </table:table-cell>
          <table:table-cell table:formula="of:=MIN([.D14:.D63])" office:value-type="float" office:value="0.370456" calcext:value-type="float">
            <text:p>0.370456</text:p>
          </table:table-cell>
          <table:table-cell table:formula="of:=MIN([.E14:.E63])" office:value-type="float" office:value="0.283335086938664" calcext:value-type="float">
            <text:p>0.283335086938664</text:p>
          </table:table-cell>
          <table:table-cell table:formula="of:=MIN([.F14:.F63])" office:value-type="float" office:value="0.219906652838626" calcext:value-type="float">
            <text:p>0.219906652838626</text:p>
          </table:table-cell>
          <table:table-cell table:formula="of:=MIN([.G14:.G63])" office:value-type="float" office:value="0.17854657837204" calcext:value-type="float">
            <text:p>0.17854657837204</text:p>
          </table:table-cell>
          <table:table-cell table:formula="of:=MIN([.H14:.H63])" office:value-type="float" office:value="0.186807" calcext:value-type="float">
            <text:p>0.186807</text:p>
          </table:table-cell>
        </table:table-row>
        <table:table-row table:style-name="ro1">
          <table:table-cell table:style-name="ce12" office:value-type="string" calcext:value-type="string">
            <text:p>½ – <text:span text:style-name="T1">β</text:span>/2</text:p>
          </table:table-cell>
          <table:table-cell table:style-name="ce12" table:formula="of:=1/2-[.B2]/2" office:value-type="float" office:value="0.499995" calcext:value-type="float">
            <text:p>0.499995</text:p>
          </table:table-cell>
          <table:table-cell table:style-name="ce12" table:formula="of:=1/2-[.C2]/2" office:value-type="float" office:value="0.46875" calcext:value-type="float">
            <text:p>0.46875</text:p>
          </table:table-cell>
          <table:table-cell table:style-name="ce12" table:formula="of:=1/2-[.D2]/2" office:value-type="float" office:value="0.4375" calcext:value-type="float">
            <text:p>0.4375</text:p>
          </table:table-cell>
          <table:table-cell table:style-name="ce12" table:formula="of:=1/2-[.E2]/2" office:value-type="float" office:value="0.375" calcext:value-type="float">
            <text:p>0.375</text:p>
          </table:table-cell>
          <table:table-cell table:style-name="ce12" table:formula="of:=1/2-[.F2]/2" office:value-type="float" office:value="0.3125" calcext:value-type="float">
            <text:p>0.3125</text:p>
          </table:table-cell>
          <table:table-cell table:style-name="ce12" table:formula="of:=1/2-[.G2]/2" office:value-type="float" office:value="0.28125" calcext:value-type="float">
            <text:p>0.28125</text:p>
          </table:table-cell>
          <table:table-cell table:style-name="ce12" table:formula="of:=1/2-[.H2]/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oudenege</text:p>
          </table:table-cell>
          <table:table-cell table:formula="of:=1/(2*(1+[.B2]))" office:value-type="float" office:value="0.499995000049999" calcext:value-type="float">
            <text:p>0.499995000049999</text:p>
          </table:table-cell>
          <table:table-cell table:formula="of:=1/(2*(1+[.C2]))" office:value-type="float" office:value="0.470588235294118" calcext:value-type="float">
            <text:p>0.470588235294118</text:p>
          </table:table-cell>
          <table:table-cell table:formula="of:=1/(2*(1+[.D2]))" office:value-type="float" office:value="0.444444444444444" calcext:value-type="float">
            <text:p>0.444444444444444</text:p>
          </table:table-cell>
          <table:table-cell table:formula="of:=1/(2*(1+[.E2]))" office:value-type="float" office:value="0.4" calcext:value-type="float">
            <text:p>0.4</text:p>
          </table:table-cell>
          <table:table-cell table:formula="of:=1/(2*(1+[.F2]))" office:value-type="float" office:value="0.363636363636364" calcext:value-type="float">
            <text:p>0.363636363636364</text:p>
          </table:table-cell>
          <table:table-cell table:formula="of:=1/(2*(1+[.G2]))" office:value-type="float" office:value="0.347826086956522" calcext:value-type="float">
            <text:p>0.347826086956522</text:p>
          </table:table-cell>
          <table:table-cell table:formula="of:=1/(2*(1+[.H2])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areiotis</text:p>
          </table:table-cell>
          <table:table-cell table:style-name="ce17" table:formula="of:=1/2-[.B2]" office:value-type="float" office:value="0.49999" calcext:value-type="float">
            <text:p>0.49999</text:p>
          </table:table-cell>
          <table:table-cell table:style-name="ce17" table:formula="of:=1/2-[.C2]" office:value-type="float" office:value="0.4375" calcext:value-type="float">
            <text:p>0.4375</text:p>
          </table:table-cell>
          <table:table-cell table:style-name="ce17" table:formula="of:=1/2-[.D2]" office:value-type="float" office:value="0.375" calcext:value-type="float">
            <text:p>0.375</text:p>
          </table:table-cell>
          <table:table-cell table:style-name="ce17" table:formula="of:=1/2-[.E2]" office:value-type="float" office:value="0.25" calcext:value-type="float">
            <text:p>0.25</text:p>
          </table:table-cell>
          <table:table-cell table:style-name="ce17" table:formula="of:=1/2-[.F2]" office:value-type="float" office:value="0.125" calcext:value-type="float">
            <text:p>0.125</text:p>
          </table:table-cell>
          <table:table-cell table:style-name="ce17" table:formula="of:=1/2-[.G2]" office:value-type="float" office:value="0.0625" calcext:value-type="float">
            <text:p>0.0625</text:p>
          </table:table-cell>
          <table:table-cell table:style-name="ce17" table:formula="of:=1/2-[.H2]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Theoretical</text:p>
          </table:table-cell>
          <table:table-cell table:style-name="ce13" table:formula="of:=(1/2- [.B2])^2/(2*(1/2-[.B2])^2+[.B2]+1)" office:value-type="float" office:value="0.166661111118519" calcext:value-type="float">
            <text:p>0.166661111118519</text:p>
          </table:table-cell>
          <table:table-cell table:style-name="ce13" table:formula="of:=(1/2- [.C2])^2/(2*(1/2-[.C2])^2+[.C2]+1)" office:value-type="float" office:value="0.132432432432432" calcext:value-type="float">
            <text:p>0.132432432432432</text:p>
          </table:table-cell>
          <table:table-cell table:style-name="ce13" table:formula="of:=(1/2- [.D2])^2/(2*(1/2-[.D2])^2+[.D2]+1)" office:value-type="float" office:value="0.1" calcext:value-type="float">
            <text:p>0.1</text:p>
          </table:table-cell>
          <table:table-cell table:style-name="ce13" table:formula="of:=(1/2- [.E2])^2/(2*(1/2-[.E2])^2+[.E2]+1)" office:value-type="float" office:value="0.0454545454545455" calcext:value-type="float">
            <text:p>0.0454545454545455</text:p>
          </table:table-cell>
          <table:table-cell table:style-name="ce13" table:formula="of:=(1/2- [.F2])^2/(2*(1/2-[.F2])^2+[.F2]+1)" office:value-type="float" office:value="0.0111111111111111" calcext:value-type="float">
            <text:p>0.0111111111111111</text:p>
          </table:table-cell>
          <table:table-cell table:style-name="ce13" table:formula="of:=(1/2- [.G2])^2/(2*(1/2-[.G2])^2+[.G2]+1)" office:value-type="float" office:value="0.0027027027027027" calcext:value-type="float">
            <text:p>0.0027027027027027</text:p>
          </table:table-cell>
          <table:table-cell table:style-name="ce13" table:formula="of:=(1/2- [.H2])^2/(2*(1/2-[.H2])^2+[.H2]+1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I</text:p>
          </table:table-cell>
          <table:table-cell table:style-name="ce5" table:formula="of:=1.96*[.B3]/SQRT(50)" office:value-type="float" office:value="0.0136683949651606" calcext:value-type="float">
            <text:p>0.0136683949651606</text:p>
          </table:table-cell>
          <table:table-cell table:style-name="ce5" table:formula="of:=1.96*[.C3]/SQRT(50)" office:value-type="float" office:value="0.0117941496987104" calcext:value-type="float">
            <text:p>0.0117941496987104</text:p>
          </table:table-cell>
          <table:table-cell table:style-name="ce5" table:formula="of:=1.96*[.D3]/SQRT(50)" office:value-type="float" office:value="0.0109394042126191" calcext:value-type="float">
            <text:p>0.0109394042126191</text:p>
          </table:table-cell>
          <table:table-cell table:style-name="ce5" table:formula="of:=1.96*[.E3]/SQRT(50)" office:value-type="float" office:value="0.0139300573256577" calcext:value-type="float">
            <text:p>0.0139300573256577</text:p>
          </table:table-cell>
          <table:table-cell table:style-name="ce5" table:formula="of:=1.96*[.F3]/SQRT(50)" office:value-type="float" office:value="0.0141771235607035" calcext:value-type="float">
            <text:p>0.0141771235607035</text:p>
          </table:table-cell>
          <table:table-cell table:style-name="ce5" table:formula="of:=1.96*[.G3]/SQRT(50)" office:value-type="float" office:value="0.0147235496332805" calcext:value-type="float">
            <text:p>0.0147235496332805</text:p>
          </table:table-cell>
          <table:table-cell table:style-name="ce5" table:formula="of:=1.96*[.H3]/SQRT(50)" office:value-type="float" office:value="0.014904619848028" calcext:value-type="float">
            <text:p>0.014904619848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185897671517" calcext:value-type="float">
            <text:p>0.580185897671517</text:p>
          </table:table-cell>
          <table:table-cell office:value-type="float" office:value="0.432930811575537" calcext:value-type="float">
            <text:p>0.432930811575537</text:p>
          </table:table-cell>
          <table:table-cell office:value-type="float" office:value="0.378028" calcext:value-type="float">
            <text:p>0.378028</text:p>
          </table:table-cell>
          <table:table-cell office:value-type="float" office:value="0.307276" calcext:value-type="float">
            <text:p>0.307276</text:p>
          </table:table-cell>
          <table:table-cell office:value-type="float" office:value="0.360986033901952" calcext:value-type="float">
            <text:p>0.360986033901952</text:p>
          </table:table-cell>
          <table:table-cell office:value-type="float" office:value="0.304911411618245" calcext:value-type="float">
            <text:p>0.304911411618245</text:p>
          </table:table-cell>
          <table:table-cell office:value-type="float" office:value="0.210782" calcext:value-type="float">
            <text:p>0.210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6848228694684" calcext:value-type="float">
            <text:p>0.396848228694684</text:p>
          </table:table-cell>
          <table:table-cell office:value-type="float" office:value="0.437216188777265" calcext:value-type="float">
            <text:p>0.437216188777265</text:p>
          </table:table-cell>
          <table:table-cell office:value-type="float" office:value="0.421572" calcext:value-type="float">
            <text:p>0.421572</text:p>
          </table:table-cell>
          <table:table-cell office:value-type="float" office:value="0.494431" calcext:value-type="float">
            <text:p>0.494431</text:p>
          </table:table-cell>
          <table:table-cell office:value-type="float" office:value="0.270810282089362" calcext:value-type="float">
            <text:p>0.270810282089362</text:p>
          </table:table-cell>
          <table:table-cell office:value-type="float" office:value="0.241552202299031" calcext:value-type="float">
            <text:p>0.241552202299031</text:p>
          </table:table-cell>
          <table:table-cell office:value-type="float" office:value="0.28844" calcext:value-type="float">
            <text:p>0.28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1908108225395" calcext:value-type="float">
            <text:p>0.451908108225395</text:p>
          </table:table-cell>
          <table:table-cell office:value-type="float" office:value="0.450605816637974" calcext:value-type="float">
            <text:p>0.450605816637974</text:p>
          </table:table-cell>
          <table:table-cell office:value-type="float" office:value="0.398326" calcext:value-type="float">
            <text:p>0.398326</text:p>
          </table:table-cell>
          <table:table-cell office:value-type="float" office:value="0.362632" calcext:value-type="float">
            <text:p>0.362632</text:p>
          </table:table-cell>
          <table:table-cell office:value-type="float" office:value="0.268069206805072" calcext:value-type="float">
            <text:p>0.268069206805072</text:p>
          </table:table-cell>
          <table:table-cell office:value-type="float" office:value="0.366990819194095" calcext:value-type="float">
            <text:p>0.366990819194095</text:p>
          </table:table-cell>
          <table:table-cell office:value-type="float" office:value="0.277624" calcext:value-type="float">
            <text:p>0.277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732438606832" calcext:value-type="float">
            <text:p>0.44732438606832</text:p>
          </table:table-cell>
          <table:table-cell office:value-type="float" office:value="0.432720708027449" calcext:value-type="float">
            <text:p>0.432720708027449</text:p>
          </table:table-cell>
          <table:table-cell office:value-type="float" office:value="0.468903" calcext:value-type="float">
            <text:p>0.468903</text:p>
          </table:table-cell>
          <table:table-cell office:value-type="float" office:value="0.387567" calcext:value-type="float">
            <text:p>0.387567</text:p>
          </table:table-cell>
          <table:table-cell office:value-type="float" office:value="0.402162208788504" calcext:value-type="float">
            <text:p>0.402162208788504</text:p>
          </table:table-cell>
          <table:table-cell office:value-type="float" office:value="0.287105437169401" calcext:value-type="float">
            <text:p>0.287105437169401</text:p>
          </table:table-cell>
          <table:table-cell office:value-type="float" office:value="0.308401" calcext:value-type="float">
            <text:p>0.308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6458486879035" calcext:value-type="float">
            <text:p>0.446458486879035</text:p>
          </table:table-cell>
          <table:table-cell office:value-type="float" office:value="0.48904033800432" calcext:value-type="float">
            <text:p>0.48904033800432</text:p>
          </table:table-cell>
          <table:table-cell office:value-type="float" office:value="0.419122" calcext:value-type="float">
            <text:p>0.419122</text:p>
          </table:table-cell>
          <table:table-cell office:value-type="float" office:value="0.443906" calcext:value-type="float">
            <text:p>0.443906</text:p>
          </table:table-cell>
          <table:table-cell office:value-type="float" office:value="0.279628423822153" calcext:value-type="float">
            <text:p>0.279628423822153</text:p>
          </table:table-cell>
          <table:table-cell office:value-type="float" office:value="0.287773687246541" calcext:value-type="float">
            <text:p>0.287773687246541</text:p>
          </table:table-cell>
          <table:table-cell office:value-type="float" office:value="0.307366" calcext:value-type="float">
            <text:p>0.307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734249205734" calcext:value-type="float">
            <text:p>0.617734249205734</text:p>
          </table:table-cell>
          <table:table-cell office:value-type="float" office:value="0.486856370180406" calcext:value-type="float">
            <text:p>0.486856370180406</text:p>
          </table:table-cell>
          <table:table-cell office:value-type="float" office:value="0.464061" calcext:value-type="float">
            <text:p>0.464061</text:p>
          </table:table-cell>
          <table:table-cell office:value-type="float" office:value="0.308863" calcext:value-type="float">
            <text:p>0.308863</text:p>
          </table:table-cell>
          <table:table-cell office:value-type="float" office:value="0.32168531441022" calcext:value-type="float">
            <text:p>0.32168531441022</text:p>
          </table:table-cell>
          <table:table-cell office:value-type="float" office:value="0.303038758543142" calcext:value-type="float">
            <text:p>0.303038758543142</text:p>
          </table:table-cell>
          <table:table-cell office:value-type="float" office:value="0.186807" calcext:value-type="float">
            <text:p>0.186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2978534276977" calcext:value-type="float">
            <text:p>0.522978534276977</text:p>
          </table:table-cell>
          <table:table-cell office:value-type="float" office:value="0.553948619201939" calcext:value-type="float">
            <text:p>0.553948619201939</text:p>
          </table:table-cell>
          <table:table-cell office:value-type="float" office:value="0.457257" calcext:value-type="float">
            <text:p>0.457257</text:p>
          </table:table-cell>
          <table:table-cell office:value-type="float" office:value="0.417159" calcext:value-type="float">
            <text:p>0.417159</text:p>
          </table:table-cell>
          <table:table-cell office:value-type="float" office:value="0.310897226850674" calcext:value-type="float">
            <text:p>0.310897226850674</text:p>
          </table:table-cell>
          <table:table-cell office:value-type="float" office:value="0.272883259529941" calcext:value-type="float">
            <text:p>0.272883259529941</text:p>
          </table:table-cell>
          <table:table-cell office:value-type="float" office:value="0.356687" calcext:value-type="float">
            <text:p>0.356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0226053352114" calcext:value-type="float">
            <text:p>0.510226053352114</text:p>
          </table:table-cell>
          <table:table-cell office:value-type="float" office:value="0.520959336882521" calcext:value-type="float">
            <text:p>0.520959336882521</text:p>
          </table:table-cell>
          <table:table-cell office:value-type="float" office:value="0.482581" calcext:value-type="float">
            <text:p>0.482581</text:p>
          </table:table-cell>
          <table:table-cell office:value-type="float" office:value="0.323538" calcext:value-type="float">
            <text:p>0.323538</text:p>
          </table:table-cell>
          <table:table-cell office:value-type="float" office:value="0.400017341085504" calcext:value-type="float">
            <text:p>0.400017341085504</text:p>
          </table:table-cell>
          <table:table-cell office:value-type="float" office:value="0.17854657837204" calcext:value-type="float">
            <text:p>0.17854657837204</text:p>
          </table:table-cell>
          <table:table-cell office:value-type="float" office:value="0.220232" calcext:value-type="float">
            <text:p>0.220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9954477570694" calcext:value-type="float">
            <text:p>0.529954477570694</text:p>
          </table:table-cell>
          <table:table-cell office:value-type="float" office:value="0.485126143803297" calcext:value-type="float">
            <text:p>0.485126143803297</text:p>
          </table:table-cell>
          <table:table-cell office:value-type="float" office:value="0.405256" calcext:value-type="float">
            <text:p>0.405256</text:p>
          </table:table-cell>
          <table:table-cell office:value-type="float" office:value="0.471921" calcext:value-type="float">
            <text:p>0.471921</text:p>
          </table:table-cell>
          <table:table-cell office:value-type="float" office:value="0.369519491365221" calcext:value-type="float">
            <text:p>0.369519491365221</text:p>
          </table:table-cell>
          <table:table-cell office:value-type="float" office:value="0.265527874108128" calcext:value-type="float">
            <text:p>0.265527874108128</text:p>
          </table:table-cell>
          <table:table-cell office:value-type="float" office:value="0.265683" calcext:value-type="float">
            <text:p>0.265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527184463663" calcext:value-type="float">
            <text:p>0.429527184463663</text:p>
          </table:table-cell>
          <table:table-cell office:value-type="float" office:value="0.508691803028611" calcext:value-type="float">
            <text:p>0.508691803028611</text:p>
          </table:table-cell>
          <table:table-cell office:value-type="float" office:value="0.370456" calcext:value-type="float">
            <text:p>0.370456</text:p>
          </table:table-cell>
          <table:table-cell office:value-type="float" office:value="0.318586" calcext:value-type="float">
            <text:p>0.318586</text:p>
          </table:table-cell>
          <table:table-cell office:value-type="float" office:value="0.314289368463915" calcext:value-type="float">
            <text:p>0.314289368463915</text:p>
          </table:table-cell>
          <table:table-cell office:value-type="float" office:value="0.326319283881102" calcext:value-type="float">
            <text:p>0.326319283881102</text:p>
          </table:table-cell>
          <table:table-cell office:value-type="float" office:value="0.234104" calcext:value-type="float">
            <text:p>0.234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4471754226808" calcext:value-type="float">
            <text:p>0.514471754226808</text:p>
          </table:table-cell>
          <table:table-cell office:value-type="float" office:value="0.548788284739063" calcext:value-type="float">
            <text:p>0.548788284739063</text:p>
          </table:table-cell>
          <table:table-cell office:value-type="float" office:value="0.371874322487874" calcext:value-type="float">
            <text:p>0.371874322487874</text:p>
          </table:table-cell>
          <table:table-cell office:value-type="float" office:value="0.370557954371219" calcext:value-type="float">
            <text:p>0.370557954371219</text:p>
          </table:table-cell>
          <table:table-cell office:value-type="float" office:value="0.255114493142098" calcext:value-type="float">
            <text:p>0.255114493142098</text:p>
          </table:table-cell>
          <table:table-cell office:value-type="float" office:value="0.313552371842176" calcext:value-type="float">
            <text:p>0.313552371842176</text:p>
          </table:table-cell>
          <table:table-cell office:value-type="float" office:value="0.275031324388817" calcext:value-type="float">
            <text:p>0.275031324388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3879973781484" calcext:value-type="float">
            <text:p>0.463879973781484</text:p>
          </table:table-cell>
          <table:table-cell office:value-type="float" office:value="0.460344150604093" calcext:value-type="float">
            <text:p>0.460344150604093</text:p>
          </table:table-cell>
          <table:table-cell office:value-type="float" office:value="0.409441144341282" calcext:value-type="float">
            <text:p>0.409441144341282</text:p>
          </table:table-cell>
          <table:table-cell office:value-type="float" office:value="0.34139798669229" calcext:value-type="float">
            <text:p>0.34139798669229</text:p>
          </table:table-cell>
          <table:table-cell office:value-type="float" office:value="0.219906652838626" calcext:value-type="float">
            <text:p>0.219906652838626</text:p>
          </table:table-cell>
          <table:table-cell office:value-type="float" office:value="0.307293117160286" calcext:value-type="float">
            <text:p>0.307293117160286</text:p>
          </table:table-cell>
          <table:table-cell office:value-type="float" office:value="0.226921045854916" calcext:value-type="float">
            <text:p>0.226921045854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5051397460648" calcext:value-type="float">
            <text:p>0.495051397460648</text:p>
          </table:table-cell>
          <table:table-cell office:value-type="float" office:value="0.561096486920524" calcext:value-type="float">
            <text:p>0.561096486920524</text:p>
          </table:table-cell>
          <table:table-cell office:value-type="float" office:value="0.486738355147105" calcext:value-type="float">
            <text:p>0.486738355147105</text:p>
          </table:table-cell>
          <table:table-cell office:value-type="float" office:value="0.42126097891603" calcext:value-type="float">
            <text:p>0.42126097891603</text:p>
          </table:table-cell>
          <table:table-cell office:value-type="float" office:value="0.264095881389465" calcext:value-type="float">
            <text:p>0.264095881389465</text:p>
          </table:table-cell>
          <table:table-cell office:value-type="float" office:value="0.270755194317215" calcext:value-type="float">
            <text:p>0.270755194317215</text:p>
          </table:table-cell>
          <table:table-cell office:value-type="float" office:value="0.396163684855149" calcext:value-type="float">
            <text:p>0.3961636848551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5442999271169" calcext:value-type="float">
            <text:p>0.485442999271169</text:p>
          </table:table-cell>
          <table:table-cell office:value-type="float" office:value="0.478318305336319" calcext:value-type="float">
            <text:p>0.478318305336319</text:p>
          </table:table-cell>
          <table:table-cell office:value-type="float" office:value="0.459790612935577" calcext:value-type="float">
            <text:p>0.459790612935577</text:p>
          </table:table-cell>
          <table:table-cell office:value-type="float" office:value="0.459434607164505" calcext:value-type="float">
            <text:p>0.459434607164505</text:p>
          </table:table-cell>
          <table:table-cell office:value-type="float" office:value="0.246795529183987" calcext:value-type="float">
            <text:p>0.246795529183987</text:p>
          </table:table-cell>
          <table:table-cell office:value-type="float" office:value="0.220325115244911" calcext:value-type="float">
            <text:p>0.220325115244911</text:p>
          </table:table-cell>
          <table:table-cell office:value-type="float" office:value="0.341254850065522" calcext:value-type="float">
            <text:p>0.341254850065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9208964420363" calcext:value-type="float">
            <text:p>0.609208964420363</text:p>
          </table:table-cell>
          <table:table-cell office:value-type="float" office:value="0.501182098148042" calcext:value-type="float">
            <text:p>0.501182098148042</text:p>
          </table:table-cell>
          <table:table-cell office:value-type="float" office:value="0.46761283681371" calcext:value-type="float">
            <text:p>0.46761283681371</text:p>
          </table:table-cell>
          <table:table-cell office:value-type="float" office:value="0.351641369805348" calcext:value-type="float">
            <text:p>0.351641369805348</text:p>
          </table:table-cell>
          <table:table-cell office:value-type="float" office:value="0.260041245333253" calcext:value-type="float">
            <text:p>0.260041245333253</text:p>
          </table:table-cell>
          <table:table-cell office:value-type="float" office:value="0.313311110572293" calcext:value-type="float">
            <text:p>0.313311110572293</text:p>
          </table:table-cell>
          <table:table-cell office:value-type="float" office:value="0.353972439470625" calcext:value-type="float">
            <text:p>0.353972439470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1141357292281" calcext:value-type="float">
            <text:p>0.481141357292281</text:p>
          </table:table-cell>
          <table:table-cell office:value-type="float" office:value="0.476479584532042" calcext:value-type="float">
            <text:p>0.476479584532042</text:p>
          </table:table-cell>
          <table:table-cell office:value-type="float" office:value="0.475504019999954" calcext:value-type="float">
            <text:p>0.475504019999954</text:p>
          </table:table-cell>
          <table:table-cell office:value-type="float" office:value="0.376852037260534" calcext:value-type="float">
            <text:p>0.376852037260534</text:p>
          </table:table-cell>
          <table:table-cell office:value-type="float" office:value="0.328164735829652" calcext:value-type="float">
            <text:p>0.328164735829652</text:p>
          </table:table-cell>
          <table:table-cell office:value-type="float" office:value="0.259839581541089" calcext:value-type="float">
            <text:p>0.259839581541089</text:p>
          </table:table-cell>
          <table:table-cell office:value-type="float" office:value="0.271957377094987" calcext:value-type="float">
            <text:p>0.2719573770949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76540240709895" calcext:value-type="float">
            <text:p>0.476540240709895</text:p>
          </table:table-cell>
          <table:table-cell office:value-type="float" office:value="0.458376414124472" calcext:value-type="float">
            <text:p>0.458376414124472</text:p>
          </table:table-cell>
          <table:table-cell office:value-type="float" office:value="0.422226771719127" calcext:value-type="float">
            <text:p>0.422226771719127</text:p>
          </table:table-cell>
          <table:table-cell office:value-type="float" office:value="0.394846697203835" calcext:value-type="float">
            <text:p>0.394846697203835</text:p>
          </table:table-cell>
          <table:table-cell office:value-type="float" office:value="0.235581903490115" calcext:value-type="float">
            <text:p>0.235581903490115</text:p>
          </table:table-cell>
          <table:table-cell office:value-type="float" office:value="0.288354606476404" calcext:value-type="float">
            <text:p>0.288354606476404</text:p>
          </table:table-cell>
          <table:table-cell office:value-type="float" office:value="0.20857124592726" calcext:value-type="float">
            <text:p>0.208571245927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9923039325605" calcext:value-type="float">
            <text:p>0.499923039325605</text:p>
          </table:table-cell>
          <table:table-cell office:value-type="float" office:value="0.486602584787685" calcext:value-type="float">
            <text:p>0.486602584787685</text:p>
          </table:table-cell>
          <table:table-cell office:value-type="float" office:value="0.414084272991167" calcext:value-type="float">
            <text:p>0.414084272991167</text:p>
          </table:table-cell>
          <table:table-cell office:value-type="float" office:value="0.348177779383053" calcext:value-type="float">
            <text:p>0.348177779383053</text:p>
          </table:table-cell>
          <table:table-cell office:value-type="float" office:value="0.34210300896962" calcext:value-type="float">
            <text:p>0.34210300896962</text:p>
          </table:table-cell>
          <table:table-cell office:value-type="float" office:value="0.233398279569641" calcext:value-type="float">
            <text:p>0.233398279569641</text:p>
          </table:table-cell>
          <table:table-cell office:value-type="float" office:value="0.283132649874517" calcext:value-type="float">
            <text:p>0.283132649874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6496126466504" calcext:value-type="float">
            <text:p>0.436496126466504</text:p>
          </table:table-cell>
          <table:table-cell office:value-type="float" office:value="0.507186357352425" calcext:value-type="float">
            <text:p>0.507186357352425</text:p>
          </table:table-cell>
          <table:table-cell office:value-type="float" office:value="0.483400196657508" calcext:value-type="float">
            <text:p>0.483400196657508</text:p>
          </table:table-cell>
          <table:table-cell office:value-type="float" office:value="0.298945904431606" calcext:value-type="float">
            <text:p>0.298945904431606</text:p>
          </table:table-cell>
          <table:table-cell office:value-type="float" office:value="0.304561932056333" calcext:value-type="float">
            <text:p>0.304561932056333</text:p>
          </table:table-cell>
          <table:table-cell office:value-type="float" office:value="0.249848395865993" calcext:value-type="float">
            <text:p>0.249848395865993</text:p>
          </table:table-cell>
          <table:table-cell office:value-type="float" office:value="0.255710144110373" calcext:value-type="float">
            <text:p>0.255710144110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338298367482" calcext:value-type="float">
            <text:p>0.457338298367482</text:p>
          </table:table-cell>
          <table:table-cell office:value-type="float" office:value="0.547496776485253" calcext:value-type="float">
            <text:p>0.547496776485253</text:p>
          </table:table-cell>
          <table:table-cell office:value-type="float" office:value="0.466473099440513" calcext:value-type="float">
            <text:p>0.466473099440513</text:p>
          </table:table-cell>
          <table:table-cell office:value-type="float" office:value="0.327338575762626" calcext:value-type="float">
            <text:p>0.327338575762626</text:p>
          </table:table-cell>
          <table:table-cell office:value-type="float" office:value="0.241160856070435" calcext:value-type="float">
            <text:p>0.241160856070435</text:p>
          </table:table-cell>
          <table:table-cell office:value-type="float" office:value="0.307579616231639" calcext:value-type="float">
            <text:p>0.307579616231639</text:p>
          </table:table-cell>
          <table:table-cell office:value-type="float" office:value="0.200242760838891" calcext:value-type="float">
            <text:p>0.2002427608388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18112610507255" calcext:value-type="float">
            <text:p>0.518112610507255</text:p>
          </table:table-cell>
          <table:table-cell office:value-type="float" office:value="0.466850592693702" calcext:value-type="float">
            <text:p>0.466850592693702</text:p>
          </table:table-cell>
          <table:table-cell office:value-type="float" office:value="0.517224852724544" calcext:value-type="float">
            <text:p>0.517224852724544</text:p>
          </table:table-cell>
          <table:table-cell office:value-type="float" office:value="0.363421835943571" calcext:value-type="float">
            <text:p>0.363421835943571</text:p>
          </table:table-cell>
          <table:table-cell office:value-type="float" office:value="0.311599179693049" calcext:value-type="float">
            <text:p>0.311599179693049</text:p>
          </table:table-cell>
          <table:table-cell office:value-type="float" office:value="0.220327646717742" calcext:value-type="float">
            <text:p>0.220327646717742</text:p>
          </table:table-cell>
          <table:table-cell office:value-type="float" office:value="0.307808657841195" calcext:value-type="float">
            <text:p>0.3078086578411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45838924687445" calcext:value-type="float">
            <text:p>0.545838924687445</text:p>
          </table:table-cell>
          <table:table-cell office:value-type="float" office:value="0.426303595765742" calcext:value-type="float">
            <text:p>0.426303595765742</text:p>
          </table:table-cell>
          <table:table-cell office:value-type="float" office:value="0.445147616220209" calcext:value-type="float">
            <text:p>0.445147616220209</text:p>
          </table:table-cell>
          <table:table-cell office:value-type="float" office:value="0.427371565842206" calcext:value-type="float">
            <text:p>0.427371565842206</text:p>
          </table:table-cell>
          <table:table-cell office:value-type="float" office:value="0.255891488106687" calcext:value-type="float">
            <text:p>0.255891488106687</text:p>
          </table:table-cell>
          <table:table-cell office:value-type="float" office:value="0.348608444435084" calcext:value-type="float">
            <text:p>0.348608444435084</text:p>
          </table:table-cell>
          <table:table-cell office:value-type="float" office:value="0.236295998894896" calcext:value-type="float">
            <text:p>0.2362959988948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6220502238786" calcext:value-type="float">
            <text:p>0.526220502238786</text:p>
          </table:table-cell>
          <table:table-cell office:value-type="float" office:value="0.460660979022525" calcext:value-type="float">
            <text:p>0.460660979022525</text:p>
          </table:table-cell>
          <table:table-cell office:value-type="float" office:value="0.387070703901637" calcext:value-type="float">
            <text:p>0.387070703901637</text:p>
          </table:table-cell>
          <table:table-cell office:value-type="float" office:value="0.283335086938664" calcext:value-type="float">
            <text:p>0.283335086938664</text:p>
          </table:table-cell>
          <table:table-cell office:value-type="float" office:value="0.328831356152243" calcext:value-type="float">
            <text:p>0.328831356152243</text:p>
          </table:table-cell>
          <table:table-cell office:value-type="float" office:value="0.250975307168304" calcext:value-type="float">
            <text:p>0.250975307168304</text:p>
          </table:table-cell>
          <table:table-cell office:value-type="float" office:value="0.317490083005358" calcext:value-type="float">
            <text:p>0.3174900830053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05969888231175" calcext:value-type="float">
            <text:p>0.505969888231175</text:p>
          </table:table-cell>
          <table:table-cell office:value-type="float" office:value="0.488655301017987" calcext:value-type="float">
            <text:p>0.488655301017987</text:p>
          </table:table-cell>
          <table:table-cell office:value-type="float" office:value="0.463129619596669" calcext:value-type="float">
            <text:p>0.463129619596669</text:p>
          </table:table-cell>
          <table:table-cell office:value-type="float" office:value="0.300901351240083" calcext:value-type="float">
            <text:p>0.300901351240083</text:p>
          </table:table-cell>
          <table:table-cell office:value-type="float" office:value="0.279974453735" calcext:value-type="float">
            <text:p>0.279974453735</text:p>
          </table:table-cell>
          <table:table-cell office:value-type="float" office:value="0.398310679595729" calcext:value-type="float">
            <text:p>0.398310679595729</text:p>
          </table:table-cell>
          <table:table-cell office:value-type="float" office:value="0.285031146000447" calcext:value-type="float">
            <text:p>0.2850311460004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6427252788492" calcext:value-type="float">
            <text:p>0.486427252788492</text:p>
          </table:table-cell>
          <table:table-cell office:value-type="float" office:value="0.512858506875734" calcext:value-type="float">
            <text:p>0.512858506875734</text:p>
          </table:table-cell>
          <table:table-cell office:value-type="float" office:value="0.43384238282375" calcext:value-type="float">
            <text:p>0.43384238282375</text:p>
          </table:table-cell>
          <table:table-cell office:value-type="float" office:value="0.389154651979957" calcext:value-type="float">
            <text:p>0.389154651979957</text:p>
          </table:table-cell>
          <table:table-cell office:value-type="float" office:value="0.344844314597284" calcext:value-type="float">
            <text:p>0.344844314597284</text:p>
          </table:table-cell>
          <table:table-cell office:value-type="float" office:value="0.33791958269407" calcext:value-type="float">
            <text:p>0.33791958269407</text:p>
          </table:table-cell>
          <table:table-cell office:value-type="float" office:value="0.304783908822431" calcext:value-type="float">
            <text:p>0.304783908822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9049930597879" calcext:value-type="float">
            <text:p>0.539049930597879</text:p>
          </table:table-cell>
          <table:table-cell office:value-type="float" office:value="0.551208125513735" calcext:value-type="float">
            <text:p>0.551208125513735</text:p>
          </table:table-cell>
          <table:table-cell office:value-type="float" office:value="0.436326175133429" calcext:value-type="float">
            <text:p>0.436326175133429</text:p>
          </table:table-cell>
          <table:table-cell office:value-type="float" office:value="0.392369379051638" calcext:value-type="float">
            <text:p>0.392369379051638</text:p>
          </table:table-cell>
          <table:table-cell office:value-type="float" office:value="0.311419011365085" calcext:value-type="float">
            <text:p>0.311419011365085</text:p>
          </table:table-cell>
          <table:table-cell office:value-type="float" office:value="0.198443752550185" calcext:value-type="float">
            <text:p>0.198443752550185</text:p>
          </table:table-cell>
          <table:table-cell office:value-type="float" office:value="0.243927457731384" calcext:value-type="float">
            <text:p>0.2439274577313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09793297981648" calcext:value-type="float">
            <text:p>0.509793297981648</text:p>
          </table:table-cell>
          <table:table-cell office:value-type="float" office:value="0.509784849583427" calcext:value-type="float">
            <text:p>0.509784849583427</text:p>
          </table:table-cell>
          <table:table-cell office:value-type="float" office:value="0.402580626990716" calcext:value-type="float">
            <text:p>0.402580626990716</text:p>
          </table:table-cell>
          <table:table-cell office:value-type="float" office:value="0.379571421063497" calcext:value-type="float">
            <text:p>0.379571421063497</text:p>
          </table:table-cell>
          <table:table-cell office:value-type="float" office:value="0.349658647196705" calcext:value-type="float">
            <text:p>0.349658647196705</text:p>
          </table:table-cell>
          <table:table-cell office:value-type="float" office:value="0.284885375055494" calcext:value-type="float">
            <text:p>0.284885375055494</text:p>
          </table:table-cell>
          <table:table-cell office:value-type="float" office:value="0.276733910453057" calcext:value-type="float">
            <text:p>0.276733910453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3435795474116" calcext:value-type="float">
            <text:p>0.493435795474116</text:p>
          </table:table-cell>
          <table:table-cell office:value-type="float" office:value="0.512884197422145" calcext:value-type="float">
            <text:p>0.512884197422145</text:p>
          </table:table-cell>
          <table:table-cell office:value-type="float" office:value="0.420764785742615" calcext:value-type="float">
            <text:p>0.420764785742615</text:p>
          </table:table-cell>
          <table:table-cell office:value-type="float" office:value="0.351143743864648" calcext:value-type="float">
            <text:p>0.351143743864648</text:p>
          </table:table-cell>
          <table:table-cell office:value-type="float" office:value="0.31291488972431" calcext:value-type="float">
            <text:p>0.31291488972431</text:p>
          </table:table-cell>
          <table:table-cell office:value-type="float" office:value="0.309875321153485" calcext:value-type="float">
            <text:p>0.309875321153485</text:p>
          </table:table-cell>
          <table:table-cell office:value-type="float" office:value="0.333876178911508" calcext:value-type="float">
            <text:p>0.3338761789115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78223595032526" calcext:value-type="float">
            <text:p>0.478223595032526</text:p>
          </table:table-cell>
          <table:table-cell office:value-type="float" office:value="0.462254404137775" calcext:value-type="float">
            <text:p>0.462254404137775</text:p>
          </table:table-cell>
          <table:table-cell office:value-type="float" office:value="0.43453470419336" calcext:value-type="float">
            <text:p>0.43453470419336</text:p>
          </table:table-cell>
          <table:table-cell office:value-type="float" office:value="0.300869342499734" calcext:value-type="float">
            <text:p>0.300869342499734</text:p>
          </table:table-cell>
          <table:table-cell office:value-type="float" office:value="0.377231059322579" calcext:value-type="float">
            <text:p>0.377231059322579</text:p>
          </table:table-cell>
          <table:table-cell office:value-type="float" office:value="0.228599328011679" calcext:value-type="float">
            <text:p>0.228599328011679</text:p>
          </table:table-cell>
          <table:table-cell office:value-type="float" office:value="0.352158311173736" calcext:value-type="float">
            <text:p>0.352158311173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986744614599" calcext:value-type="float">
            <text:p>0.54986744614599</text:p>
          </table:table-cell>
          <table:table-cell office:value-type="float" office:value="0.514151172598433" calcext:value-type="float">
            <text:p>0.514151172598433</text:p>
          </table:table-cell>
          <table:table-cell office:value-type="float" office:value="0.393220199029406" calcext:value-type="float">
            <text:p>0.393220199029406</text:p>
          </table:table-cell>
          <table:table-cell office:value-type="float" office:value="0.380285292870352" calcext:value-type="float">
            <text:p>0.380285292870352</text:p>
          </table:table-cell>
          <table:table-cell office:value-type="float" office:value="0.250930231462488" calcext:value-type="float">
            <text:p>0.250930231462488</text:p>
          </table:table-cell>
          <table:table-cell office:value-type="float" office:value="0.270064499410147" calcext:value-type="float">
            <text:p>0.270064499410147</text:p>
          </table:table-cell>
          <table:table-cell office:value-type="float" office:value="0.301431423407684" calcext:value-type="float">
            <text:p>0.3014314234076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6219373101019" calcext:value-type="float">
            <text:p>0.636219373101019</text:p>
          </table:table-cell>
          <table:table-cell office:value-type="float" office:value="0.523749201501991" calcext:value-type="float">
            <text:p>0.523749201501991</text:p>
          </table:table-cell>
          <table:table-cell office:value-type="float" office:value="0.410713827737241" calcext:value-type="float">
            <text:p>0.410713827737241</text:p>
          </table:table-cell>
          <table:table-cell office:value-type="float" office:value="0.377984073071976" calcext:value-type="float">
            <text:p>0.377984073071976</text:p>
          </table:table-cell>
          <table:table-cell office:value-type="float" office:value="0.341715270935414" calcext:value-type="float">
            <text:p>0.341715270935414</text:p>
          </table:table-cell>
          <table:table-cell office:value-type="float" office:value="0.357152657089565" calcext:value-type="float">
            <text:p>0.357152657089565</text:p>
          </table:table-cell>
          <table:table-cell office:value-type="float" office:value="0.278229692433235" calcext:value-type="float">
            <text:p>0.278229692433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803377027632" calcext:value-type="float">
            <text:p>0.53803377027632</text:p>
          </table:table-cell>
          <table:table-cell office:value-type="float" office:value="0.552842696999026" calcext:value-type="float">
            <text:p>0.552842696999026</text:p>
          </table:table-cell>
          <table:table-cell office:value-type="float" office:value="0.479263298350509" calcext:value-type="float">
            <text:p>0.479263298350509</text:p>
          </table:table-cell>
          <table:table-cell office:value-type="float" office:value="0.337644717017801" calcext:value-type="float">
            <text:p>0.337644717017801</text:p>
          </table:table-cell>
          <table:table-cell office:value-type="float" office:value="0.226337293611391" calcext:value-type="float">
            <text:p>0.226337293611391</text:p>
          </table:table-cell>
          <table:table-cell office:value-type="float" office:value="0.254756720032372" calcext:value-type="float">
            <text:p>0.254756720032372</text:p>
          </table:table-cell>
          <table:table-cell office:value-type="float" office:value="0.386861807153183" calcext:value-type="float">
            <text:p>0.3868618071531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573084531326" calcext:value-type="float">
            <text:p>0.55573084531326</text:p>
          </table:table-cell>
          <table:table-cell office:value-type="float" office:value="0.498223166420603" calcext:value-type="float">
            <text:p>0.498223166420603</text:p>
          </table:table-cell>
          <table:table-cell office:value-type="float" office:value="0.459986339004662" calcext:value-type="float">
            <text:p>0.459986339004662</text:p>
          </table:table-cell>
          <table:table-cell office:value-type="float" office:value="0.285544382478552" calcext:value-type="float">
            <text:p>0.285544382478552</text:p>
          </table:table-cell>
          <table:table-cell office:value-type="float" office:value="0.342712148566105" calcext:value-type="float">
            <text:p>0.342712148566105</text:p>
          </table:table-cell>
          <table:table-cell office:value-type="float" office:value="0.29503962314698" calcext:value-type="float">
            <text:p>0.29503962314698</text:p>
          </table:table-cell>
          <table:table-cell office:value-type="float" office:value="0.192587455240123" calcext:value-type="float">
            <text:p>0.1925874552401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23881347434698" calcext:value-type="float">
            <text:p>0.523881347434698</text:p>
          </table:table-cell>
          <table:table-cell office:value-type="float" office:value="0.375060969037526" calcext:value-type="float">
            <text:p>0.375060969037526</text:p>
          </table:table-cell>
          <table:table-cell office:value-type="float" office:value="0.448876324324378" calcext:value-type="float">
            <text:p>0.448876324324378</text:p>
          </table:table-cell>
          <table:table-cell office:value-type="float" office:value="0.334308086256027" calcext:value-type="float">
            <text:p>0.334308086256027</text:p>
          </table:table-cell>
          <table:table-cell office:value-type="float" office:value="0.289883669798616" calcext:value-type="float">
            <text:p>0.289883669798616</text:p>
          </table:table-cell>
          <table:table-cell office:value-type="float" office:value="0.276376917874825" calcext:value-type="float">
            <text:p>0.276376917874825</text:p>
          </table:table-cell>
          <table:table-cell office:value-type="float" office:value="0.278313897272252" calcext:value-type="float">
            <text:p>0.2783138972722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7607367663388" calcext:value-type="float">
            <text:p>0.557607367663388</text:p>
          </table:table-cell>
          <table:table-cell office:value-type="float" office:value="0.487784380159418" calcext:value-type="float">
            <text:p>0.487784380159418</text:p>
          </table:table-cell>
          <table:table-cell office:value-type="float" office:value="0.459645364418595" calcext:value-type="float">
            <text:p>0.459645364418595</text:p>
          </table:table-cell>
          <table:table-cell office:value-type="float" office:value="0.337136400143881" calcext:value-type="float">
            <text:p>0.337136400143881</text:p>
          </table:table-cell>
          <table:table-cell office:value-type="float" office:value="0.290438640650204" calcext:value-type="float">
            <text:p>0.290438640650204</text:p>
          </table:table-cell>
          <table:table-cell office:value-type="float" office:value="0.230209852812256" calcext:value-type="float">
            <text:p>0.230209852812256</text:p>
          </table:table-cell>
          <table:table-cell office:value-type="float" office:value="0.410720971486202" calcext:value-type="float">
            <text:p>0.4107209714862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7947627295779" calcext:value-type="float">
            <text:p>0.527947627295779</text:p>
          </table:table-cell>
          <table:table-cell office:value-type="float" office:value="0.476897037160487" calcext:value-type="float">
            <text:p>0.476897037160487</text:p>
          </table:table-cell>
          <table:table-cell office:value-type="float" office:value="0.37922760851179" calcext:value-type="float">
            <text:p>0.37922760851179</text:p>
          </table:table-cell>
          <table:table-cell office:value-type="float" office:value="0.391945062435242" calcext:value-type="float">
            <text:p>0.391945062435242</text:p>
          </table:table-cell>
          <table:table-cell office:value-type="float" office:value="0.327483970436246" calcext:value-type="float">
            <text:p>0.327483970436246</text:p>
          </table:table-cell>
          <table:table-cell office:value-type="float" office:value="0.324138393129885" calcext:value-type="float">
            <text:p>0.324138393129885</text:p>
          </table:table-cell>
          <table:table-cell office:value-type="float" office:value="0.295282418796479" calcext:value-type="float">
            <text:p>0.2952824187964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1380663510323" calcext:value-type="float">
            <text:p>0.531380663510323</text:p>
          </table:table-cell>
          <table:table-cell office:value-type="float" office:value="0.442188434467319" calcext:value-type="float">
            <text:p>0.442188434467319</text:p>
          </table:table-cell>
          <table:table-cell office:value-type="float" office:value="0.440577222322084" calcext:value-type="float">
            <text:p>0.440577222322084</text:p>
          </table:table-cell>
          <table:table-cell office:value-type="float" office:value="0.341828002684282" calcext:value-type="float">
            <text:p>0.341828002684282</text:p>
          </table:table-cell>
          <table:table-cell office:value-type="float" office:value="0.403068117466023" calcext:value-type="float">
            <text:p>0.403068117466023</text:p>
          </table:table-cell>
          <table:table-cell office:value-type="float" office:value="0.306244714325865" calcext:value-type="float">
            <text:p>0.306244714325865</text:p>
          </table:table-cell>
          <table:table-cell office:value-type="float" office:value="0.348521047133703" calcext:value-type="float">
            <text:p>0.3485210471337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36432618669174" calcext:value-type="float">
            <text:p>0.436432618669174</text:p>
          </table:table-cell>
          <table:table-cell office:value-type="float" office:value="0.532781124797565" calcext:value-type="float">
            <text:p>0.532781124797565</text:p>
          </table:table-cell>
          <table:table-cell office:value-type="float" office:value="0.450728939033138" calcext:value-type="float">
            <text:p>0.450728939033138</text:p>
          </table:table-cell>
          <table:table-cell office:value-type="float" office:value="0.392749171898941" calcext:value-type="float">
            <text:p>0.392749171898941</text:p>
          </table:table-cell>
          <table:table-cell office:value-type="float" office:value="0.433979901307162" calcext:value-type="float">
            <text:p>0.433979901307162</text:p>
          </table:table-cell>
          <table:table-cell office:value-type="float" office:value="0.303534692460171" calcext:value-type="float">
            <text:p>0.303534692460171</text:p>
          </table:table-cell>
          <table:table-cell office:value-type="float" office:value="0.304767927108153" calcext:value-type="float">
            <text:p>0.3047679271081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7505865278541" calcext:value-type="float">
            <text:p>0.507505865278541</text:p>
          </table:table-cell>
          <table:table-cell office:value-type="float" office:value="0.435579603345548" calcext:value-type="float">
            <text:p>0.435579603345548</text:p>
          </table:table-cell>
          <table:table-cell office:value-type="float" office:value="0.415332300805037" calcext:value-type="float">
            <text:p>0.415332300805037</text:p>
          </table:table-cell>
          <table:table-cell office:value-type="float" office:value="0.419877186626169" calcext:value-type="float">
            <text:p>0.419877186626169</text:p>
          </table:table-cell>
          <table:table-cell office:value-type="float" office:value="0.355318254844537" calcext:value-type="float">
            <text:p>0.355318254844537</text:p>
          </table:table-cell>
          <table:table-cell office:value-type="float" office:value="0.237465837185905" calcext:value-type="float">
            <text:p>0.237465837185905</text:p>
          </table:table-cell>
          <table:table-cell office:value-type="float" office:value="0.354548969945585" calcext:value-type="float">
            <text:p>0.3545489699455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89340252531153" calcext:value-type="float">
            <text:p>0.489340252531153</text:p>
          </table:table-cell>
          <table:table-cell office:value-type="float" office:value="0.452578875188794" calcext:value-type="float">
            <text:p>0.452578875188794</text:p>
          </table:table-cell>
          <table:table-cell office:value-type="float" office:value="0.457646473752874" calcext:value-type="float">
            <text:p>0.457646473752874</text:p>
          </table:table-cell>
          <table:table-cell office:value-type="float" office:value="0.33717443113628" calcext:value-type="float">
            <text:p>0.33717443113628</text:p>
          </table:table-cell>
          <table:table-cell office:value-type="float" office:value="0.354363270976555" calcext:value-type="float">
            <text:p>0.354363270976555</text:p>
          </table:table-cell>
          <table:table-cell office:value-type="float" office:value="0.278056472086983" calcext:value-type="float">
            <text:p>0.278056472086983</text:p>
          </table:table-cell>
          <table:table-cell office:value-type="float" office:value="0.277179150253705" calcext:value-type="float">
            <text:p>0.2771791502537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1451558407072" calcext:value-type="float">
            <text:p>0.511451558407072</text:p>
          </table:table-cell>
          <table:table-cell office:value-type="float" office:value="0.458466668686324" calcext:value-type="float">
            <text:p>0.458466668686324</text:p>
          </table:table-cell>
          <table:table-cell office:value-type="float" office:value="0.434706689749107" calcext:value-type="float">
            <text:p>0.434706689749107</text:p>
          </table:table-cell>
          <table:table-cell office:value-type="float" office:value="0.330093102885843" calcext:value-type="float">
            <text:p>0.330093102885843</text:p>
          </table:table-cell>
          <table:table-cell office:value-type="float" office:value="0.32493077837545" calcext:value-type="float">
            <text:p>0.32493077837545</text:p>
          </table:table-cell>
          <table:table-cell office:value-type="float" office:value="0.3244679684" calcext:value-type="float">
            <text:p>0.3244679684</text:p>
          </table:table-cell>
          <table:table-cell office:value-type="float" office:value="0.260811229060197" calcext:value-type="float">
            <text:p>0.2608112290601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60913751103459" calcext:value-type="float">
            <text:p>0.460913751103459</text:p>
          </table:table-cell>
          <table:table-cell office:value-type="float" office:value="0.486796093538766" calcext:value-type="float">
            <text:p>0.486796093538766</text:p>
          </table:table-cell>
          <table:table-cell office:value-type="float" office:value="0.461456541044319" calcext:value-type="float">
            <text:p>0.461456541044319</text:p>
          </table:table-cell>
          <table:table-cell office:value-type="float" office:value="0.398766641415945" calcext:value-type="float">
            <text:p>0.398766641415945</text:p>
          </table:table-cell>
          <table:table-cell office:value-type="float" office:value="0.294833575547293" calcext:value-type="float">
            <text:p>0.294833575547293</text:p>
          </table:table-cell>
          <table:table-cell office:value-type="float" office:value="0.304331038237413" calcext:value-type="float">
            <text:p>0.304331038237413</text:p>
          </table:table-cell>
          <table:table-cell office:value-type="float" office:value="0.193437964294577" calcext:value-type="float">
            <text:p>0.1934379642945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93630280393365" calcext:value-type="float">
            <text:p>0.593630280393365</text:p>
          </table:table-cell>
          <table:table-cell office:value-type="float" office:value="0.480060160407876" calcext:value-type="float">
            <text:p>0.480060160407876</text:p>
          </table:table-cell>
          <table:table-cell office:value-type="float" office:value="0.450497564893824" calcext:value-type="float">
            <text:p>0.450497564893824</text:p>
          </table:table-cell>
          <table:table-cell office:value-type="float" office:value="0.314694375059754" calcext:value-type="float">
            <text:p>0.314694375059754</text:p>
          </table:table-cell>
          <table:table-cell office:value-type="float" office:value="0.271651233899982" calcext:value-type="float">
            <text:p>0.271651233899982</text:p>
          </table:table-cell>
          <table:table-cell office:value-type="float" office:value="0.453233895922982" calcext:value-type="float">
            <text:p>0.453233895922982</text:p>
          </table:table-cell>
          <table:table-cell office:value-type="float" office:value="0.220432037157789" calcext:value-type="float">
            <text:p>0.2204320371577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09051194899207" calcext:value-type="float">
            <text:p>0.509051194899207</text:p>
          </table:table-cell>
          <table:table-cell office:value-type="float" office:value="0.390143258786003" calcext:value-type="float">
            <text:p>0.390143258786003</text:p>
          </table:table-cell>
          <table:table-cell office:value-type="float" office:value="0.489010713054755" calcext:value-type="float">
            <text:p>0.489010713054755</text:p>
          </table:table-cell>
          <table:table-cell office:value-type="float" office:value="0.461911659310991" calcext:value-type="float">
            <text:p>0.461911659310991</text:p>
          </table:table-cell>
          <table:table-cell office:value-type="float" office:value="0.296446037689685" calcext:value-type="float">
            <text:p>0.296446037689685</text:p>
          </table:table-cell>
          <table:table-cell office:value-type="float" office:value="0.286503957855168" calcext:value-type="float">
            <text:p>0.286503957855168</text:p>
          </table:table-cell>
          <table:table-cell office:value-type="float" office:value="0.301654280705395" calcext:value-type="float">
            <text:p>0.3016542807053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2799291287049" calcext:value-type="float">
            <text:p>0.492799291287049</text:p>
          </table:table-cell>
          <table:table-cell office:value-type="float" office:value="0.502195941947944" calcext:value-type="float">
            <text:p>0.502195941947944</text:p>
          </table:table-cell>
          <table:table-cell office:value-type="float" office:value="0.400629843417855" calcext:value-type="float">
            <text:p>0.400629843417855</text:p>
          </table:table-cell>
          <table:table-cell office:value-type="float" office:value="0.375780713486175" calcext:value-type="float">
            <text:p>0.375780713486175</text:p>
          </table:table-cell>
          <table:table-cell office:value-type="float" office:value="0.25128570165669" calcext:value-type="float">
            <text:p>0.25128570165669</text:p>
          </table:table-cell>
          <table:table-cell office:value-type="float" office:value="0.329101817443708" calcext:value-type="float">
            <text:p>0.329101817443708</text:p>
          </table:table-cell>
          <table:table-cell office:value-type="float" office:value="0.225509806830227" calcext:value-type="float">
            <text:p>0.2255098068302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9528313976469" calcext:value-type="float">
            <text:p>0.539528313976469</text:p>
          </table:table-cell>
          <table:table-cell office:value-type="float" office:value="0.443910905963372" calcext:value-type="float">
            <text:p>0.443910905963372</text:p>
          </table:table-cell>
          <table:table-cell office:value-type="float" office:value="0.512811712429213" calcext:value-type="float">
            <text:p>0.512811712429213</text:p>
          </table:table-cell>
          <table:table-cell office:value-type="float" office:value="0.369284365757312" calcext:value-type="float">
            <text:p>0.369284365757312</text:p>
          </table:table-cell>
          <table:table-cell office:value-type="float" office:value="0.279839563279579" calcext:value-type="float">
            <text:p>0.279839563279579</text:p>
          </table:table-cell>
          <table:table-cell office:value-type="float" office:value="0.240456501907233" calcext:value-type="float">
            <text:p>0.240456501907233</text:p>
          </table:table-cell>
          <table:table-cell office:value-type="float" office:value="0.262927799585561" calcext:value-type="float">
            <text:p>0.2629277995855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20608482814394" calcext:value-type="float">
            <text:p>0.520608482814394</text:p>
          </table:table-cell>
          <table:table-cell office:value-type="float" office:value="0.486006042207151" calcext:value-type="float">
            <text:p>0.486006042207151</text:p>
          </table:table-cell>
          <table:table-cell office:value-type="float" office:value="0.440356582074589" calcext:value-type="float">
            <text:p>0.440356582074589</text:p>
          </table:table-cell>
          <table:table-cell office:value-type="float" office:value="0.378390160482586" calcext:value-type="float">
            <text:p>0.378390160482586</text:p>
          </table:table-cell>
          <table:table-cell office:value-type="float" office:value="0.269088090852368" calcext:value-type="float">
            <text:p>0.269088090852368</text:p>
          </table:table-cell>
          <table:table-cell office:value-type="float" office:value="0.406429439114888" calcext:value-type="float">
            <text:p>0.406429439114888</text:p>
          </table:table-cell>
          <table:table-cell office:value-type="float" office:value="0.282906478827753" calcext:value-type="float">
            <text:p>0.2829064788277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06612846016259" calcext:value-type="float">
            <text:p>0.506612846016259</text:p>
          </table:table-cell>
          <table:table-cell office:value-type="float" office:value="0.544086771277918" calcext:value-type="float">
            <text:p>0.544086771277918</text:p>
          </table:table-cell>
          <table:table-cell office:value-type="float" office:value="0.47668519146506" calcext:value-type="float">
            <text:p>0.47668519146506</text:p>
          </table:table-cell>
          <table:table-cell office:value-type="float" office:value="0.444995305965196" calcext:value-type="float">
            <text:p>0.444995305965196</text:p>
          </table:table-cell>
          <table:table-cell office:value-type="float" office:value="0.233220940173162" calcext:value-type="float">
            <text:p>0.233220940173162</text:p>
          </table:table-cell>
          <table:table-cell office:value-type="float" office:value="0.311888087620302" calcext:value-type="float">
            <text:p>0.311888087620302</text:p>
          </table:table-cell>
          <table:table-cell office:value-type="float" office:value="0.280148634241849" calcext:value-type="float">
            <text:p>0.2801486342418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46600196895179" calcext:value-type="float">
            <text:p>0.446600196895179</text:p>
          </table:table-cell>
          <table:table-cell office:value-type="float" office:value="0.443370768752642" calcext:value-type="float">
            <text:p>0.443370768752642</text:p>
          </table:table-cell>
          <table:table-cell office:value-type="float" office:value="0.370594148901226" calcext:value-type="float">
            <text:p>0.370594148901226</text:p>
          </table:table-cell>
          <table:table-cell office:value-type="float" office:value="0.373856052462306" calcext:value-type="float">
            <text:p>0.373856052462306</text:p>
          </table:table-cell>
          <table:table-cell office:value-type="float" office:value="0.261377368947078" calcext:value-type="float">
            <text:p>0.261377368947078</text:p>
          </table:table-cell>
          <table:table-cell office:value-type="float" office:value="0.329657612024376" calcext:value-type="float">
            <text:p>0.329657612024376</text:p>
          </table:table-cell>
          <table:table-cell office:value-type="float" office:value="0.261921887098468" calcext:value-type="float">
            <text:p>0.2619218870984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6519513512678" calcext:value-type="float">
            <text:p>0.516519513512678</text:p>
          </table:table-cell>
          <table:table-cell office:value-type="float" office:value="0.529060128479739" calcext:value-type="float">
            <text:p>0.529060128479739</text:p>
          </table:table-cell>
          <table:table-cell office:value-type="float" office:value="0.536432503328064" calcext:value-type="float">
            <text:p>0.536432503328064</text:p>
          </table:table-cell>
          <table:table-cell office:value-type="float" office:value="0.381497672512158" calcext:value-type="float">
            <text:p>0.381497672512158</text:p>
          </table:table-cell>
          <table:table-cell office:value-type="float" office:value="0.272244842190418" calcext:value-type="float">
            <text:p>0.272244842190418</text:p>
          </table:table-cell>
          <table:table-cell office:value-type="float" office:value="0.228450806491109" calcext:value-type="float">
            <text:p>0.228450806491109</text:p>
          </table:table-cell>
          <table:table-cell office:value-type="float" office:value="0.292157980469624" calcext:value-type="float">
            <text:p>0.292157980469624</text:p>
          </table:table-cell>
        </table:table-row>
      </table:table>
      <table:table table:name="Hoja2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5" office:value-type="string" calcext:value-type="string">
            <text:p>ε</text:p>
          </table:table-cell>
          <table:table-cell table:style-name="ce18" office:value-type="float" office:value="0.0625" calcext:value-type="float">
            <text:p><text:s text:c="2"/>1/16</text:p>
          </table:table-cell>
          <table:table-cell table:style-name="ce28" office:value-type="string" calcext:value-type="string">
            <text:p>⅛</text:p>
          </table:table-cell>
          <table:table-cell table:style-name="ce28" office:value-type="string" calcext:value-type="string">
            <text:p>¼</text:p>
          </table:table-cell>
          <table:table-cell table:style-name="ce28" office:value-type="string" calcext:value-type="string">
            <text:p>⅜</text:p>
          </table:table-cell>
          <table:table-cell table:style-name="ce28" office:value-type="string" calcext:value-type="string">
            <text:p>7/16</text:p>
          </table:table-cell>
          <table:table-cell table:style-name="ce28" office:value-type="string" calcext:value-type="string">
            <text:p>½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style-name="ce16" office:value-type="float" office:value="0.00001" calcext:value-type="float">
            <text:p>1.00E-05</text:p>
          </table:table-cell>
          <table:table-cell office:value-type="float" office:value="0.0625" calcext:value-type="float">
            <text:p>0.0625</text:p>
          </table:table-cell>
          <table:table-cell table:style-name="ce28" office:value-type="float" office:value="0.125" calcext:value-type="float">
            <text:p>0.125000</text:p>
          </table:table-cell>
          <table:table-cell table:style-name="ce28" office:value-type="float" office:value="0.25" calcext:value-type="float">
            <text:p>0.250000</text:p>
          </table:table-cell>
          <table:table-cell table:style-name="ce28" office:value-type="float" office:value="0.375" calcext:value-type="float">
            <text:p>0.375000</text:p>
          </table:table-cell>
          <table:table-cell table:style-name="ce28" office:value-type="float" office:value="0.4375" calcext:value-type="float">
            <text:p>0.437500</text:p>
          </table:table-cell>
          <table:table-cell table:style-name="ce28" office:value-type="float" office:value="0.5" calcext:value-type="float">
            <text:p>0.500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706595799876248" calcext:value-type="float">
            <text:p>0.0706595799876248</text:p>
          </table:table-cell>
          <table:table-cell office:value-type="float" office:value="0.0411896022359416" calcext:value-type="float">
            <text:p>0.0411896022359416</text:p>
          </table:table-cell>
          <table:table-cell office:value-type="float" office:value="0.0396009957164379" calcext:value-type="float">
            <text:p>0.0396009957164379</text:p>
          </table:table-cell>
          <table:table-cell office:value-type="float" office:value="0.070354466456098" calcext:value-type="float">
            <text:p>0.070354466456098</text:p>
          </table:table-cell>
          <table:table-cell office:value-type="float" office:value="0.0507591019566061" calcext:value-type="float">
            <text:p>0.0507591019566061</text:p>
          </table:table-cell>
          <table:table-cell office:value-type="float" office:value="0.0504273094078088" calcext:value-type="float">
            <text:p>0.0504273094078088</text:p>
          </table:table-cell>
          <table:table-cell office:value-type="float" office:value="0.0524965785302031" calcext:value-type="float">
            <text:p>0.0524965785302031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office:value-type="float" office:value="0.00499277624402755" calcext:value-type="float">
            <text:p>0.00499277624402755</text:p>
          </table:table-cell>
          <table:table-cell office:value-type="float" office:value="0.00169658333235509" calcext:value-type="float">
            <text:p>0.00169658333235509</text:p>
          </table:table-cell>
          <table:table-cell office:value-type="float" office:value="0.00156823886173333" calcext:value-type="float">
            <text:p>0.00156823886173333</text:p>
          </table:table-cell>
          <table:table-cell office:value-type="float" office:value="0.00494975095032222" calcext:value-type="float">
            <text:p>0.00494975095032222</text:p>
          </table:table-cell>
          <table:table-cell office:value-type="float" office:value="0.00257648643144113" calcext:value-type="float">
            <text:p>0.00257648643144113</text:p>
          </table:table-cell>
          <table:table-cell office:value-type="float" office:value="0.00254291353411088" calcext:value-type="float">
            <text:p>0.00254291353411088</text:p>
          </table:table-cell>
          <table:table-cell office:value-type="float" office:value="0.00275589075737778" calcext:value-type="float">
            <text:p>0.00275589075737778</text:p>
          </table:table-cell>
        </table:table-row>
        <table:table-row table:style-name="ro1">
          <table:table-cell table:style-name="ce10" office:value-type="string" calcext:value-type="string">
            <text:p>MEAN</text:p>
          </table:table-cell>
          <table:table-cell table:style-name="ce10" office:value-type="float" office:value="0.493314560640813" calcext:value-type="float">
            <text:p>0.493314560640813</text:p>
          </table:table-cell>
          <table:table-cell table:style-name="ce10" office:value-type="float" office:value="0.479809613611932" calcext:value-type="float">
            <text:p>0.479809613611932</text:p>
          </table:table-cell>
          <table:table-cell table:style-name="ce10" office:value-type="float" office:value="0.4265562" calcext:value-type="float">
            <text:p>0.4265562</text:p>
          </table:table-cell>
          <table:table-cell table:style-name="ce10" office:value-type="float" office:value="0.3835879" calcext:value-type="float">
            <text:p>0.3835879</text:p>
          </table:table-cell>
          <table:table-cell table:style-name="ce10" office:value-type="float" office:value="0.329806489758258" calcext:value-type="float">
            <text:p>0.329806489758258</text:p>
          </table:table-cell>
          <table:table-cell table:style-name="ce10" office:value-type="float" office:value="0.283464931196167" calcext:value-type="float">
            <text:p>0.283464931196167</text:p>
          </table:table-cell>
          <table:table-cell table:style-name="ce10" office:value-type="float" office:value="0.2656126" calcext:value-type="float">
            <text:p>0.2656126</text:p>
          </table:table-cell>
        </table:table-row>
        <table:table-row table:style-name="ro1">
          <table:table-cell table:style-name="ce11" office:value-type="string" calcext:value-type="string">
            <text:p>MEDIAN</text:p>
          </table:table-cell>
          <table:table-cell table:style-name="ce11" office:value-type="float" office:value="0.481067080788755" calcext:value-type="float">
            <text:p>0.481067080788755</text:p>
          </table:table-cell>
          <table:table-cell table:style-name="ce11" office:value-type="float" office:value="0.485991256991852" calcext:value-type="float">
            <text:p>0.485991256991852</text:p>
          </table:table-cell>
          <table:table-cell table:style-name="ce11" office:value-type="float" office:value="0.420347" calcext:value-type="float">
            <text:p>0.420347</text:p>
          </table:table-cell>
          <table:table-cell table:style-name="ce11" office:value-type="float" office:value="0.3750995" calcext:value-type="float">
            <text:p>0.3750995</text:p>
          </table:table-cell>
          <table:table-cell table:style-name="ce11" office:value-type="float" office:value="0.317987341437068" calcext:value-type="float">
            <text:p>0.317987341437068</text:p>
          </table:table-cell>
          <table:table-cell table:style-name="ce11" office:value-type="float" office:value="0.287439562207971" calcext:value-type="float">
            <text:p>0.287439562207971</text:p>
          </table:table-cell>
          <table:table-cell table:style-name="ce11" office:value-type="float" office:value="0.2716535" calcext:value-type="float">
            <text:p>0.271653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617734249205734" calcext:value-type="float">
            <text:p>0.617734249205734</text:p>
          </table:table-cell>
          <table:table-cell office:value-type="float" office:value="0.553948619201939" calcext:value-type="float">
            <text:p>0.553948619201939</text:p>
          </table:table-cell>
          <table:table-cell office:value-type="float" office:value="0.482581" calcext:value-type="float">
            <text:p>0.482581</text:p>
          </table:table-cell>
          <table:table-cell office:value-type="float" office:value="0.494431" calcext:value-type="float">
            <text:p>0.494431</text:p>
          </table:table-cell>
          <table:table-cell office:value-type="float" office:value="0.402162208788504" calcext:value-type="float">
            <text:p>0.402162208788504</text:p>
          </table:table-cell>
          <table:table-cell office:value-type="float" office:value="0.366990819194095" calcext:value-type="float">
            <text:p>0.366990819194095</text:p>
          </table:table-cell>
          <table:table-cell office:value-type="float" office:value="0.356687" calcext:value-type="float">
            <text:p>0.356687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0.396848228694684" calcext:value-type="float">
            <text:p>0.396848228694684</text:p>
          </table:table-cell>
          <table:table-cell office:value-type="float" office:value="0.432720708027449" calcext:value-type="float">
            <text:p>0.432720708027449</text:p>
          </table:table-cell>
          <table:table-cell office:value-type="float" office:value="0.370456" calcext:value-type="float">
            <text:p>0.370456</text:p>
          </table:table-cell>
          <table:table-cell office:value-type="float" office:value="0.307276" calcext:value-type="float">
            <text:p>0.307276</text:p>
          </table:table-cell>
          <table:table-cell office:value-type="float" office:value="0.268069206805072" calcext:value-type="float">
            <text:p>0.268069206805072</text:p>
          </table:table-cell>
          <table:table-cell office:value-type="float" office:value="0.17854657837204" calcext:value-type="float">
            <text:p>0.17854657837204</text:p>
          </table:table-cell>
          <table:table-cell office:value-type="float" office:value="0.186807" calcext:value-type="float">
            <text:p>0.186807</text:p>
          </table:table-cell>
        </table:table-row>
        <table:table-row table:style-name="ro1">
          <table:table-cell table:style-name="ce12" office:value-type="string" calcext:value-type="string">
            <text:p>½ – <text:span text:style-name="T1">β</text:span>/2</text:p>
          </table:table-cell>
          <table:table-cell table:style-name="ce12" office:value-type="float" office:value="0.499995" calcext:value-type="float">
            <text:p>0.499995</text:p>
          </table:table-cell>
          <table:table-cell table:style-name="ce12" office:value-type="float" office:value="0.46875" calcext:value-type="float">
            <text:p>0.46875</text:p>
          </table:table-cell>
          <table:table-cell table:style-name="ce12" office:value-type="float" office:value="0.4375" calcext:value-type="float">
            <text:p>0.4375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0.3125" calcext:value-type="float">
            <text:p>0.3125</text:p>
          </table:table-cell>
          <table:table-cell table:style-name="ce12" office:value-type="float" office:value="0.28125" calcext:value-type="float">
            <text:p>0.28125</text:p>
          </table:table-cell>
          <table:table-cell table:style-name="ce1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oudenege</text:p>
          </table:table-cell>
          <table:table-cell office:value-type="float" office:value="0.499995000049999" calcext:value-type="float">
            <text:p>0.499995000049999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areiotis</text:p>
          </table:table-cell>
          <table:table-cell table:style-name="ce17" office:value-type="float" office:value="0.49999" calcext:value-type="float">
            <text:p>0.49999</text:p>
          </table:table-cell>
          <table:table-cell table:style-name="ce17" office:value-type="float" office:value="0.4375" calcext:value-type="float">
            <text:p>0.4375</text:p>
          </table:table-cell>
          <table:table-cell table:style-name="ce17" office:value-type="float" office:value="0.375" calcext:value-type="float">
            <text:p>0.375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Theoretical</text:p>
          </table:table-cell>
          <table:table-cell table:style-name="ce13" office:value-type="float" office:value="0.166661111118519" calcext:value-type="float">
            <text:p>0.166661111118519</text:p>
          </table:table-cell>
          <table:table-cell table:style-name="ce13" office:value-type="float" office:value="0.132432432432432" calcext:value-type="float">
            <text:p>0.132432432432432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0454545454545455" calcext:value-type="float">
            <text:p>0.0454545454545455</text:p>
          </table:table-cell>
          <table:table-cell table:style-name="ce13" office:value-type="float" office:value="0.0111111111111111" calcext:value-type="float">
            <text:p>0.0111111111111111</text:p>
          </table:table-cell>
          <table:table-cell table:style-name="ce13" office:value-type="float" office:value="0.0027027027027027" calcext:value-type="float">
            <text:p>0.0027027027027027</text:p>
          </table:table-cell>
          <table:table-cell table:style-name="ce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fraction number:min-integer-digits="0" number:min-numerator-digits="2" loext:max-numerator-digits="2" number:min-denominator-digits="2" number:max-denominator-value="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3:08:00.9888136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3:29:58.687163244</meta:creation-date>
    <dc:date>2023-06-30T15:03:56.650598782</dc:date>
    <meta:editing-duration>PT6H57M21S</meta:editing-duration>
    <meta:editing-cycles>14</meta:editing-cycles>
    <meta:generator>LibreOffice/7.5.3.2$Linux_X86_64 LibreOffice_project/50$Build-2</meta:generator>
    <meta:document-statistic meta:table-count="2" meta:cell-count="5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3 1 2" chart:style-name="ch1">
        <chart:legend chart:legend-position="end" svg:x="12.963cm" svg:y="3.454cm" style:legend-expansion="high" chart:style-name="ch2"/>
        <chart:plot-area chart:style-name="ch3" table:cell-range-address="Hoja1.B2:Hoja1.H2 Hoja1.A5:Hoja1.H5 Hoja1.A12:Hoja1.H13 Hoja1.A9:Hoja1.H9" chart:data-source-has-labels="both" svg:x="0.32cm" svg:y="0.18cm" svg:width="12.323cm" svg:height="8.64cm">
          <chart:coordinate-region svg:x="1.047cm" svg:y="0.38cm" svg:width="10.906cm" svg:height="7.793cm"/>
          <chart:axis chart:dimension="x" chart:name="primary-x" chart:style-name="ch4" chartooo:axis-type="auto">
            <chartooo:date-scale/>
            <chart:categories table:cell-range-address="Hoja1.B2:Hoja1.H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1.B5:Hoja1.H5" chart:label-cell-address="Hoja1.A5:Hoja1.A5" chart:class="chart:line">
            <chart:data-point chart:repeated="7"/>
          </chart:series>
          <chart:series chart:style-name="ch8" chart:values-cell-range-address="Hoja1.B13:Hoja1.H13" chart:label-cell-address="Hoja1.A13:Hoja1.A13" chart:class="chart:line">
            <chart:data-point chart:repeated="7"/>
          </chart:series>
          <chart:series chart:style-name="ch9" chart:values-cell-range-address="Hoja1.B9:Hoja1.H9" chart:label-cell-address="Hoja1.A9:Hoja1.A9" chart:class="chart:line">
            <chart:data-point chart:repeated="7"/>
          </chart:series>
          <chart:series chart:style-name="ch10" chart:values-cell-range-address="Hoja1.B12:Hoja1.H12" chart:label-cell-address="Hoja1.A12:Hoja1.A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.00001">
                <text:p>0.00001</text:p>
                <draw:g>
                  <svg:desc>Hoja1.B2:Hoja1.H2</svg:desc>
                </draw:g>
              </table:table-cell>
              <table:table-cell office:value-type="float" office:value="0.0625">
                <text:p>0.06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375">
                <text:p>0.375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Hoja1.A5:Hoja1.A5</svg:desc>
                </draw:g>
              </table:table-cell>
              <table:table-cell office:value-type="float" office:value="0.508147483235889">
                <text:p>0.508147483235889</text:p>
                <draw:g>
                  <svg:desc>Hoja1.B5:Hoja1.H5</svg:desc>
                </draw:g>
              </table:table-cell>
              <table:table-cell office:value-type="float" office:value="0.485427222658129">
                <text:p>0.485427222658129</text:p>
              </table:table-cell>
              <table:table-cell office:value-type="float" office:value="0.440634569750169">
                <text:p>0.440634569750169</text:p>
              </table:table-cell>
              <table:table-cell office:value-type="float" office:value="0.369604362507456">
                <text:p>0.369604362507456</text:p>
              </table:table-cell>
              <table:table-cell office:value-type="float" office:value="0.304782088768911">
                <text:p>0.304782088768911</text:p>
              </table:table-cell>
              <table:table-cell office:value-type="float" office:value="0.290488272854744">
                <text:p>0.290488272854744</text:p>
              </table:table-cell>
              <table:table-cell office:value-type="float" office:value="0.282750840676336">
                <text:p>0.282750840676336</text:p>
              </table:table-cell>
            </table:table-row>
            <table:table-row>
              <table:table-cell office:value-type="string">
                <text:p>CI</text:p>
                <draw:g>
                  <svg:desc>Hoja1.A13:Hoja1.A13</svg:desc>
                </draw:g>
              </table:table-cell>
              <table:table-cell office:value-type="float" office:value="0.0136683949651606">
                <text:p>0.0136683949651606</text:p>
                <draw:g>
                  <svg:desc>Hoja1.B13:Hoja1.H13</svg:desc>
                </draw:g>
              </table:table-cell>
              <table:table-cell office:value-type="float" office:value="0.0117941496987104">
                <text:p>0.0117941496987104</text:p>
              </table:table-cell>
              <table:table-cell office:value-type="float" office:value="0.0109394042126191">
                <text:p>0.0109394042126191</text:p>
              </table:table-cell>
              <table:table-cell office:value-type="float" office:value="0.0139300573256577">
                <text:p>0.0139300573256577</text:p>
              </table:table-cell>
              <table:table-cell office:value-type="float" office:value="0.0141771235607035">
                <text:p>0.0141771235607035</text:p>
              </table:table-cell>
              <table:table-cell office:value-type="float" office:value="0.0147235496332805">
                <text:p>0.0147235496332805</text:p>
              </table:table-cell>
              <table:table-cell office:value-type="float" office:value="0.014904619848028">
                <text:p>0.014904619848028</text:p>
              </table:table-cell>
            </table:table-row>
            <table:table-row>
              <table:table-cell office:value-type="string">
                <text:p>½ – β/2</text:p>
                <draw:g>
                  <svg:desc>Hoja1.A9:Hoja1.A9</svg:desc>
                </draw:g>
              </table:table-cell>
              <table:table-cell office:value-type="float" office:value="0.499995">
                <text:p>0.499995</text:p>
                <draw:g>
                  <svg:desc>Hoja1.B9:Hoja1.H9</svg:desc>
                </draw:g>
              </table:table-cell>
              <table:table-cell office:value-type="float" office:value="0.46875">
                <text:p>0.4687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8125">
                <text:p>0.28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Theoretical</text:p>
                <draw:g>
                  <svg:desc>Hoja1.A12:Hoja1.A12</svg:desc>
                </draw:g>
              </table:table-cell>
              <table:table-cell office:value-type="float" office:value="0.166661111118519">
                <text:p>0.166661111118519</text:p>
                <draw:g>
                  <svg:desc>Hoja1.B12:Hoja1.H12</svg:desc>
                </draw:g>
              </table:table-cell>
              <table:table-cell office:value-type="float" office:value="0.132432432432432">
                <text:p>0.132432432432432</text:p>
              </table:table-cell>
              <table:table-cell office:value-type="float" office:value="0.1">
                <text:p>0.1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027027027027027">
                <text:p>0.00270270270270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